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2.746cm"/>
    </style:style>
    <style:style style:name="co3" style:family="table-column">
      <style:table-column-properties fo:break-before="auto" style:column-width="9.88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4.277cm"/>
    </style:style>
    <style:style style:name="co6" style:family="table-column">
      <style:table-column-properties fo:break-before="auto" style:column-width="3.637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Part Number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Order Code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ML2016</text:p>
          </table:table-cell>
          <table:table-cell office:value-type="string" calcext:value-type="string">
            <text:p>jakub:ML2016</text:p>
          </table:table-cell>
          <table:table-cell office:value-type="string" calcext:value-type="string">
            <text:p>ML2016.pdf</text:p>
          </table:table-cell>
          <table:table-cell office:value-type="string" calcext:value-type="string">
            <text:p>ML 2016 T6</text:p>
          </table:table-cell>
          <table:table-cell office:value-type="string" calcext:value-type="string">
            <text:p>Maxell</text:p>
          </table:table-cell>
          <table:table-cell office:value-type="float" office:value="3031962" calcext:value-type="float">
            <text:p>303196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GRM219R61H105KA73D</text:p>
          </table:table-cell>
          <table:table-cell office:value-type="string" calcext:value-type="string">
            <text:p>Murata</text:p>
          </table:table-cell>
          <table:table-cell office:value-type="float" office:value="1845750" calcext:value-type="float">
            <text:p>184575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GRM219R61H105KA73D</text:p>
          </table:table-cell>
          <table:table-cell office:value-type="string" calcext:value-type="string">
            <text:p>Murata</text:p>
          </table:table-cell>
          <table:table-cell office:value-type="float" office:value="1845750" calcext:value-type="float">
            <text:p>184575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0805B104K250CT</text:p>
          </table:table-cell>
          <table:table-cell office:value-type="string" calcext:value-type="string">
            <text:p>Multicomp</text:p>
          </table:table-cell>
          <table:table-cell office:value-type="float" office:value="1759166" calcext:value-type="float">
            <text:p>1759166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apacitors_SMD:C_1210</text:p>
          </table:table-cell>
          <table:table-cell/>
          <table:table-cell office:value-type="string" calcext:value-type="string">
            <text:p>GRM32ER60J476ME20L</text:p>
          </table:table-cell>
          <table:table-cell office:value-type="string" calcext:value-type="string">
            <text:p>Murata</text:p>
          </table:table-cell>
          <table:table-cell office:value-type="float" office:value="9527788" calcext:value-type="float">
            <text:p>9527788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apacitors_SMD:C_1210</text:p>
          </table:table-cell>
          <table:table-cell/>
          <table:table-cell office:value-type="string" calcext:value-type="string">
            <text:p>GRM32ER60J476ME20L</text:p>
          </table:table-cell>
          <table:table-cell office:value-type="string" calcext:value-type="string">
            <text:p>Murata</text:p>
          </table:table-cell>
          <table:table-cell office:value-type="float" office:value="9527788" calcext:value-type="float">
            <text:p>952778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0805B104K250CT</text:p>
          </table:table-cell>
          <table:table-cell office:value-type="string" calcext:value-type="string">
            <text:p>Multicomp</text:p>
          </table:table-cell>
          <table:table-cell office:value-type="float" office:value="1759166" calcext:value-type="float">
            <text:p>1759166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apacitors_SMD:C_1210</text:p>
          </table:table-cell>
          <table:table-cell/>
          <table:table-cell office:value-type="string" calcext:value-type="string">
            <text:p>GRM32ER61E226KE15L</text:p>
          </table:table-cell>
          <table:table-cell office:value-type="string" calcext:value-type="string">
            <text:p>Murata</text:p>
          </table:table-cell>
          <table:table-cell office:value-type="float" office:value="1828821" calcext:value-type="float">
            <text:p>1828821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GRM219R61H105KA73D</text:p>
          </table:table-cell>
          <table:table-cell office:value-type="string" calcext:value-type="string">
            <text:p>Murata</text:p>
          </table:table-cell>
          <table:table-cell office:value-type="float" office:value="1845750" calcext:value-type="float">
            <text:p>1845750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CA000367</text:p>
          </table:table-cell>
          <table:table-cell office:value-type="string" calcext:value-type="string">
            <text:p>Multicomp</text:p>
          </table:table-cell>
          <table:table-cell office:value-type="float" office:value="1759245" calcext:value-type="float">
            <text:p>1759245</text:p>
          </table:table-cell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0805B104K250CT</text:p>
          </table:table-cell>
          <table:table-cell office:value-type="string" calcext:value-type="string">
            <text:p>Multicomp</text:p>
          </table:table-cell>
          <table:table-cell office:value-type="float" office:value="1759166" calcext:value-type="float">
            <text:p>1759166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U0805R103KCT</text:p>
          </table:table-cell>
          <table:table-cell office:value-type="string" calcext:value-type="string">
            <text:p>Multicomp</text:p>
          </table:table-cell>
          <table:table-cell office:value-type="float" office:value="9306352" calcext:value-type="float">
            <text:p>9306352</text:p>
          </table:table-cell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MT18N4R7C100CT</text:p>
          </table:table-cell>
          <table:table-cell office:value-type="string" calcext:value-type="string">
            <text:p>Multicomp</text:p>
          </table:table-cell>
          <table:table-cell office:value-type="float" office:value="1856076" calcext:value-type="float">
            <text:p>1856076</text:p>
          </table:table-cell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47u/6.3V</text:p>
          </table:table-cell>
          <table:table-cell office:value-type="string" calcext:value-type="string">
            <text:p>Capacitors_SMD:C_1210</text:p>
          </table:table-cell>
          <table:table-cell/>
          <table:table-cell office:value-type="string" calcext:value-type="string">
            <text:p>GRM32ER60J476ME20L</text:p>
          </table:table-cell>
          <table:table-cell office:value-type="string" calcext:value-type="string">
            <text:p>Murata</text:p>
          </table:table-cell>
          <table:table-cell office:value-type="float" office:value="9527788" calcext:value-type="float">
            <text:p>9527788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GRM219R61E106KA12D</text:p>
          </table:table-cell>
          <table:table-cell office:value-type="string" calcext:value-type="string">
            <text:p>Murata</text:p>
          </table:table-cell>
          <table:table-cell office:value-type="float" office:value="2426961" calcext:value-type="float">
            <text:p>2426961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u/25V</text:p>
          </table:table-cell>
          <table:table-cell office:value-type="string" calcext:value-type="string">
            <text:p>Capacitors_SMD:C_1210</text:p>
          </table:table-cell>
          <table:table-cell/>
          <table:table-cell office:value-type="string" calcext:value-type="string">
            <text:p>GRM32ER61E226KE15L</text:p>
          </table:table-cell>
          <table:table-cell office:value-type="string" calcext:value-type="string">
            <text:p>Murata</text:p>
          </table:table-cell>
          <table:table-cell office:value-type="float" office:value="1828821" calcext:value-type="float">
            <text:p>1828821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antalum_SMD:TantalC_SizeB_EIA-3528_Reflow</text:p>
          </table:table-cell>
          <table:table-cell/>
          <table:table-cell office:value-type="string" calcext:value-type="string">
            <text:p>TAJA106K010RNJ</text:p>
          </table:table-cell>
          <table:table-cell office:value-type="string" calcext:value-type="string">
            <text:p>AVX</text:p>
          </table:table-cell>
          <table:table-cell office:value-type="float" office:value="197130" calcext:value-type="float">
            <text:p>19713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CA001064</text:p>
          </table:table-cell>
          <table:table-cell office:value-type="string" calcext:value-type="string">
            <text:p>Multicomp</text:p>
          </table:table-cell>
          <table:table-cell office:value-type="float" office:value="1856232" calcext:value-type="float">
            <text:p>1856232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s_Tantalum_SMD:TantalC_SizeB_EIA-3528_Reflow</text:p>
          </table:table-cell>
          <table:table-cell/>
          <table:table-cell office:value-type="string" calcext:value-type="string">
            <text:p>TAJA106K010RNJ</text:p>
          </table:table-cell>
          <table:table-cell office:value-type="string" calcext:value-type="string">
            <text:p>AVX</text:p>
          </table:table-cell>
          <table:table-cell office:value-type="float" office:value="197130" calcext:value-type="float">
            <text:p>19713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Capacitors_SMD:C_0805</text:p>
          </table:table-cell>
          <table:table-cell/>
          <table:table-cell office:value-type="string" calcext:value-type="string">
            <text:p>MCCA000309</text:p>
          </table:table-cell>
          <table:table-cell office:value-type="string" calcext:value-type="string">
            <text:p>Multicomp</text:p>
          </table:table-cell>
          <table:table-cell office:value-type="float" office:value="1759180" calcext:value-type="float">
            <text:p>175918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MEG2020</text:p>
          </table:table-cell>
          <table:table-cell office:value-type="string" calcext:value-type="string">
            <text:p>Diodes_SMD:SOD-323</text:p>
          </table:table-cell>
          <table:table-cell/>
          <table:table-cell office:value-type="string" calcext:value-type="string">
            <text:p>PMEG2020AEA</text:p>
          </table:table-cell>
          <table:table-cell office:value-type="string" calcext:value-type="string">
            <text:p>NXP Semiconductors</text:p>
          </table:table-cell>
          <table:table-cell office:value-type="float" office:value="8737940" calcext:value-type="float">
            <text:p>873794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MEG2020</text:p>
          </table:table-cell>
          <table:table-cell office:value-type="string" calcext:value-type="string">
            <text:p>Diodes_SMD:SOD-323</text:p>
          </table:table-cell>
          <table:table-cell/>
          <table:table-cell office:value-type="string" calcext:value-type="string">
            <text:p>PMEG2020AEA</text:p>
          </table:table-cell>
          <table:table-cell office:value-type="string" calcext:value-type="string">
            <text:p>NXP Semiconductors</text:p>
          </table:table-cell>
          <table:table-cell office:value-type="float" office:value="8737940" calcext:value-type="float">
            <text:p>873794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AR43S</text:p>
          </table:table-cell>
          <table:table-cell office:value-type="string" calcext:value-type="string">
            <text:p>Housings_SOT-23_SOT-143_TSOT-6:SOT-23</text:p>
          </table:table-cell>
          <table:table-cell/>
          <table:table-cell office:value-type="string" calcext:value-type="string">
            <text:p>BAR43SFILM</text:p>
          </table:table-cell>
          <table:table-cell office:value-type="string" calcext:value-type="string">
            <text:p>ST Microelectronics</text:p>
          </table:table-cell>
          <table:table-cell office:value-type="float" office:value="9801391" calcext:value-type="float">
            <text:p>980139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1206</text:p>
          </table:table-cell>
          <table:table-cell/>
          <table:table-cell office:value-type="string" calcext:value-type="string">
            <text:p>LYN971-Z</text:p>
          </table:table-cell>
          <table:table-cell office:value-type="string" calcext:value-type="string">
            <text:p>Osram</text:p>
          </table:table-cell>
          <table:table-cell office:value-type="float" office:value="1226417" calcext:value-type="float">
            <text:p>1226417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1206</text:p>
          </table:table-cell>
          <table:table-cell/>
          <table:table-cell office:value-type="string" calcext:value-type="string">
            <text:p>LYN971-Z</text:p>
          </table:table-cell>
          <table:table-cell/>
          <table:table-cell office:value-type="float" office:value="1226417" calcext:value-type="float">
            <text:p>122641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1206</text:p>
          </table:table-cell>
          <table:table-cell/>
          <table:table-cell office:value-type="string" calcext:value-type="string">
            <text:p>LYN971-Z</text:p>
          </table:table-cell>
          <table:table-cell/>
          <table:table-cell office:value-type="float" office:value="1226417" calcext:value-type="float">
            <text:p>122641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-1206</text:p>
          </table:table-cell>
          <table:table-cell/>
          <table:table-cell office:value-type="string" calcext:value-type="string">
            <text:p>LYN971-Z</text:p>
          </table:table-cell>
          <table:table-cell/>
          <table:table-cell office:value-type="float" office:value="1226417" calcext:value-type="float">
            <text:p>1226417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5A</text:p>
          </table:table-cell>
          <table:table-cell office:value-type="string" calcext:value-type="string">
            <text:p>Fuse_Holders_and_Fuses:Fuse_SMD1206_HandSoldering</text:p>
          </table:table-cell>
          <table:table-cell/>
          <table:table-cell office:value-type="string" calcext:value-type="string">
            <text:p>MC12CF 005</text:p>
          </table:table-cell>
          <table:table-cell office:value-type="string" calcext:value-type="string">
            <text:p>Multicomp</text:p>
          </table:table-cell>
          <table:table-cell office:value-type="float" office:value="1841033" calcext:value-type="float">
            <text:p>1841033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jakub:IHLP-4040DZ-01</text:p>
          </table:table-cell>
          <table:table-cell/>
          <table:table-cell office:value-type="string" calcext:value-type="string">
            <text:p>IHLP4040DZER3R3M01</text:p>
          </table:table-cell>
          <table:table-cell office:value-type="string" calcext:value-type="string">
            <text:p>Vishay Dale</text:p>
          </table:table-cell>
          <table:table-cell office:value-type="float" office:value="1547037" calcext:value-type="float">
            <text:p>1547037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jakub:IHLP-3232CZ-11</text:p>
          </table:table-cell>
          <table:table-cell/>
          <table:table-cell office:value-type="string" calcext:value-type="string">
            <text:p>IHLP3232CZER2R2M11</text:p>
          </table:table-cell>
          <table:table-cell office:value-type="string" calcext:value-type="string">
            <text:p>Vishay Dale</text:p>
          </table:table-cell>
          <table:table-cell office:value-type="float" office:value="2056551" calcext:value-type="float">
            <text:p>2056551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:JACK_ALIM</text:p>
          </table:table-cell>
          <table:table-cell/>
          <table:table-cell office:value-type="string" calcext:value-type="string">
            <text:p>FC681465</text:p>
          </table:table-cell>
          <table:table-cell office:value-type="string" calcext:value-type="string">
            <text:p>Cliff Electronic</text:p>
          </table:table-cell>
          <table:table-cell office:value-type="float" office:value="1854514" calcext:value-type="float">
            <text:p>1854514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2X03</text:p>
          </table:table-cell>
          <table:table-cell office:value-type="string" calcext:value-type="string">
            <text:p>jakub:7-188275-6</text:p>
          </table:table-cell>
          <table:table-cell/>
          <table:table-cell office:value-type="string" calcext:value-type="string">
            <text:p>7-188275-6</text:p>
          </table:table-cell>
          <table:table-cell office:value-type="string" calcext:value-type="string">
            <text:p>TE Connectivity</text:p>
          </table:table-cell>
          <table:table-cell office:value-type="float" office:value="1056234" calcext:value-type="float">
            <text:p>105623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Connect:PINT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Socket_1x14</text:p>
          </table:table-cell>
          <table:table-cell office:value-type="string" calcext:value-type="string">
            <text:p>jakub:ESQ-114-33-S-G</text:p>
          </table:table-cell>
          <table:table-cell/>
          <table:table-cell office:value-type="string" calcext:value-type="string">
            <text:p>ESQ-107-33-G-D</text:p>
          </table:table-cell>
          <table:table-cell office:value-type="string" calcext:value-type="string">
            <text:p>Samtec</text:p>
          </table:table-cell>
          <table:table-cell office:value-type="float" office:value="1930249" calcext:value-type="float">
            <text:p>1930249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Connect:PINT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M20-9990346</text:p>
          </table:table-cell>
          <table:table-cell office:value-type="string" calcext:value-type="string">
            <text:p>Harwin</text:p>
          </table:table-cell>
          <table:table-cell office:value-type="float" office:value="1022249" calcext:value-type="float">
            <text:p>1022249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Connect:PINT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+2.8V</text:p>
          </table:table-cell>
          <table:table-cell office:value-type="string" calcext:value-type="string">
            <text:p>Connect:PINT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Socket_2x2</text:p>
          </table:table-cell>
          <table:table-cell office:value-type="string" calcext:value-type="string">
            <text:p>jakub:ESQ-102-33-D-G</text:p>
          </table:table-cell>
          <table:table-cell/>
          <table:table-cell office:value-type="string" calcext:value-type="string">
            <text:p>ESQ-102-33-G-D</text:p>
          </table:table-cell>
          <table:table-cell office:value-type="string" calcext:value-type="string">
            <text:p>Samtec</text:p>
          </table:table-cell>
          <table:table-cell office:value-type="float" office:value="1928738" calcext:value-type="float">
            <text:p>1928738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2369</text:p>
          </table:table-cell>
          <table:table-cell office:value-type="string" calcext:value-type="string">
            <text:p>jakub:SOT23GDS</text:p>
          </table:table-cell>
          <table:table-cell/>
          <table:table-cell office:value-type="string" calcext:value-type="string">
            <text:p>SI2369DS-T1-GE3</text:p>
          </table:table-cell>
          <table:table-cell office:value-type="string" calcext:value-type="string">
            <text:p>Vishay Siliconix</text:p>
          </table:table-cell>
          <table:table-cell office:value-type="float" office:value="2400360" calcext:value-type="float">
            <text:p>2400360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SM2314</text:p>
          </table:table-cell>
          <table:table-cell office:value-type="string" calcext:value-type="string">
            <text:p>jakub:SOT23GDS</text:p>
          </table:table-cell>
          <table:table-cell/>
          <table:table-cell office:value-type="string" calcext:value-type="string">
            <text:p>TSM2314CX</text:p>
          </table:table-cell>
          <table:table-cell office:value-type="string" calcext:value-type="string">
            <text:p>Taiwan Semiconductor</text:p>
          </table:table-cell>
          <table:table-cell office:value-type="float" office:value="1864589" calcext:value-type="float">
            <text:p>1864589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I2369</text:p>
          </table:table-cell>
          <table:table-cell office:value-type="string" calcext:value-type="string">
            <text:p>jakub:SOT23GDS</text:p>
          </table:table-cell>
          <table:table-cell/>
          <table:table-cell office:value-type="string" calcext:value-type="string">
            <text:p>SI2369DS-T1-GE3</text:p>
          </table:table-cell>
          <table:table-cell office:value-type="string" calcext:value-type="string">
            <text:p>Vishay Siliconix</text:p>
          </table:table-cell>
          <table:table-cell office:value-type="float" office:value="2400360" calcext:value-type="float">
            <text:p>2400360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IRF8721</text:p>
          </table:table-cell>
          <table:table-cell office:value-type="string" calcext:value-type="string">
            <text:p>jakub:SO8_FDS6298</text:p>
          </table:table-cell>
          <table:table-cell/>
          <table:table-cell office:value-type="string" calcext:value-type="string">
            <text:p>IRF8721PBF</text:p>
          </table:table-cell>
          <table:table-cell office:value-type="string" calcext:value-type="string">
            <text:p>International Rectifier</text:p>
          </table:table-cell>
          <table:table-cell office:value-type="float" office:value="1551902" calcext:value-type="float">
            <text:p>1551902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003FTL</text:p>
          </table:table-cell>
          <table:table-cell office:value-type="string" calcext:value-type="string">
            <text:p>Multicomp</text:p>
          </table:table-cell>
          <table:table-cell office:value-type="float" office:value="2447551" calcext:value-type="float">
            <text:p>2447551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3K</text:p>
          </table:table-cell>
          <table:table-cell office:value-type="string" calcext:value-type="string">
            <text:p>Multicomp</text:p>
          </table:table-cell>
          <table:table-cell office:value-type="float" office:value="9332995" calcext:value-type="float">
            <text:p>9332995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12K</text:p>
          </table:table-cell>
          <table:table-cell office:value-type="string" calcext:value-type="string">
            <text:p>Multicomp</text:p>
          </table:table-cell>
          <table:table-cell office:value-type="float" office:value="9332502" calcext:value-type="float">
            <text:p>9332502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33K</text:p>
          </table:table-cell>
          <table:table-cell office:value-type="string" calcext:value-type="string">
            <text:p>Multicomp</text:p>
          </table:table-cell>
          <table:table-cell office:value-type="float" office:value="9333053" calcext:value-type="float">
            <text:p>9333053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1002FTL</text:p>
          </table:table-cell>
          <table:table-cell office:value-type="string" calcext:value-type="string">
            <text:p>Multicomp</text:p>
          </table:table-cell>
          <table:table-cell office:value-type="float" office:value="2073607" calcext:value-type="float">
            <text:p>2073607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3K</text:p>
          </table:table-cell>
          <table:table-cell office:value-type="string" calcext:value-type="string">
            <text:p>Multicomp</text:p>
          </table:table-cell>
          <table:table-cell office:value-type="float" office:value="9332995" calcext:value-type="float">
            <text:p>9332995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501FTL</text:p>
          </table:table-cell>
          <table:table-cell office:value-type="string" calcext:value-type="string">
            <text:p>Multicomp</text:p>
          </table:table-cell>
          <table:table-cell office:value-type="float" office:value="2447592" calcext:value-type="float">
            <text:p>2447592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001FTL</text:p>
          </table:table-cell>
          <table:table-cell office:value-type="string" calcext:value-type="string">
            <text:p>Multicomp</text:p>
          </table:table-cell>
          <table:table-cell office:value-type="float" office:value="2447587" calcext:value-type="float">
            <text:p>244758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003FTL</text:p>
          </table:table-cell>
          <table:table-cell office:value-type="string" calcext:value-type="string">
            <text:p>Multicomp</text:p>
          </table:table-cell>
          <table:table-cell office:value-type="float" office:value="2447551" calcext:value-type="float">
            <text:p>2447551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003FTL</text:p>
          </table:table-cell>
          <table:table-cell office:value-type="string" calcext:value-type="string">
            <text:p>Multicomp</text:p>
          </table:table-cell>
          <table:table-cell office:value-type="float" office:value="2447551" calcext:value-type="float">
            <text:p>2447551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SR08X2703FTL</text:p>
          </table:table-cell>
          <table:table-cell office:value-type="string" calcext:value-type="string">
            <text:p>Multicomp</text:p>
          </table:table-cell>
          <table:table-cell office:value-type="float" office:value="2074426" calcext:value-type="float">
            <text:p>2074426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WR08X1003FTL</text:p>
          </table:table-cell>
          <table:table-cell office:value-type="string" calcext:value-type="string">
            <text:p>Multicomp</text:p>
          </table:table-cell>
          <table:table-cell office:value-type="float" office:value="2447551" calcext:value-type="float">
            <text:p>2447551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82K</text:p>
          </table:table-cell>
          <table:table-cell office:value-type="string" calcext:value-type="string">
            <text:p>Multicomp</text:p>
          </table:table-cell>
          <table:table-cell office:value-type="float" office:value="9333592" calcext:value-type="float">
            <text:p>933359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SR08X2703FTL</text:p>
          </table:table-cell>
          <table:table-cell office:value-type="string" calcext:value-type="string">
            <text:p>Multicomp</text:p>
          </table:table-cell>
          <table:table-cell office:value-type="float" office:value="2074426" calcext:value-type="float">
            <text:p>2074426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01W0805182K</text:p>
          </table:table-cell>
          <table:table-cell office:value-type="string" calcext:value-type="string">
            <text:p>Multicomp</text:p>
          </table:table-cell>
          <table:table-cell office:value-type="float" office:value="9333592" calcext:value-type="float">
            <text:p>9333592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s_SMD:R_0805</text:p>
          </table:table-cell>
          <table:table-cell/>
          <table:table-cell office:value-type="string" calcext:value-type="string">
            <text:p>MCMR08X2202FTL</text:p>
          </table:table-cell>
          <table:table-cell office:value-type="string" calcext:value-type="string">
            <text:p>Multicomp</text:p>
          </table:table-cell>
          <table:table-cell office:value-type="float" office:value="2073691" calcext:value-type="float">
            <text:p>2073691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_RA</text:p>
          </table:table-cell>
          <table:table-cell office:value-type="string" calcext:value-type="string">
            <text:p>jakub:tactileSwitchRA</text:p>
          </table:table-cell>
          <table:table-cell/>
          <table:table-cell office:value-type="string" calcext:value-type="string">
            <text:p>MCDTSA6-5N</text:p>
          </table:table-cell>
          <table:table-cell office:value-type="string" calcext:value-type="string">
            <text:p>Multicomp</text:p>
          </table:table-cell>
          <table:table-cell office:value-type="float" office:value="9471804" calcext:value-type="float">
            <text:p>9471804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P1117E33</text:p>
          </table:table-cell>
          <table:table-cell office:value-type="string" calcext:value-type="string">
            <text:p>SMD_Packages:SOT-223</text:p>
          </table:table-cell>
          <table:table-cell/>
          <table:table-cell office:value-type="string" calcext:value-type="string">
            <text:p>AP1117E33G-13</text:p>
          </table:table-cell>
          <table:table-cell office:value-type="string" calcext:value-type="string">
            <text:p>Diodes</text:p>
          </table:table-cell>
          <table:table-cell office:value-type="float" office:value="1825291" calcext:value-type="float">
            <text:p>182529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DP2381</text:p>
          </table:table-cell>
          <table:table-cell office:value-type="string" calcext:value-type="string">
            <text:p>jakub:SSOP-16(EP)</text:p>
          </table:table-cell>
          <table:table-cell/>
          <table:table-cell office:value-type="string" calcext:value-type="string">
            <text:p>ADP2381AREZ</text:p>
          </table:table-cell>
          <table:table-cell office:value-type="string" calcext:value-type="string">
            <text:p>Analog Devices</text:p>
          </table:table-cell>
          <table:table-cell office:value-type="float" office:value="2112682" calcext:value-type="float">
            <text:p>21126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PS54428</text:p>
          </table:table-cell>
          <table:table-cell office:value-type="string" calcext:value-type="string">
            <text:p>jakub:PDSO8</text:p>
          </table:table-cell>
          <table:table-cell/>
          <table:table-cell office:value-type="string" calcext:value-type="string">
            <text:p>TPS54428DDA</text:p>
          </table:table-cell>
          <table:table-cell office:value-type="string" calcext:value-type="string">
            <text:p>Texas Instruments</text:p>
          </table:table-cell>
          <table:table-cell office:value-type="float" office:value="2078519" calcext:value-type="float">
            <text:p>2078519</text:p>
          </table:table-cell>
        </table:table-row>
      </table:table>
      <table:named-expressions/>
      <table:database-ranges>
        <table:database-range table:name="__Anonymous_Sheet_DB__0" table:target-range-address="Sheet1.A1:Sheet1.G6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6T18:55:44.722244934</dc:date>
    <meta:document-statistic meta:table-count="1" meta:cell-count="377" meta:object-count="0"/>
    <meta:generator>LibreOffice/4.2.8.2$Linux_X86_64 LibreOffice_project/420m0$Build-2</meta:generator>
  </office:meta>
</office:document-meta>
</file>